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139cm" svg:height="0.69cm" draw:z-index="0"><draw:image xlink:href="../../odt/images/0163.png" xlink:type="simple" xlink:show="embed" xlink:actuate="onLoad"/></draw:frame></text:p>
          </table:table-cell>
          <table:table-cell table:style-name="Table1.B1" office:value-type="string">
            <text:h text:style-name="P4" text:outline-level="1">Логические операци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6">C</text:span><text:span text:style-name="T4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91cm" svg:height="1.51cm" draw:z-index="1"><draw:image xlink:href="../../odt/images/0163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8">Блок </text:span><text:span text:style-name="T9">реализует произвольную логическую операцию</text:span><text:span text:style-name="T7">:</text:span></text:p>
            <text:list xml:id="list1914596322701870209" text:style-name="L1">
              <text:list-item>
                <text:p text:style-name="P6">И.</text:p>
              </text:list-item>
              <text:list-item>
                <text:p text:style-name="P6">ИЛИ.</text:p>
              </text:list-item>
              <text:list-item>
                <text:p text:style-name="P6">БОЛЬШЕ.</text:p>
              </text:list-item>
              <text:list-item>
                <text:p text:style-name="P6">МЕНЬШЕ.</text:p>
              </text:list-item>
              <text:list-item>
                <text:p text:style-name="P6">РАВНО.</text:p>
              </text:list-item>
              <text:list-item>
                <text:p text:style-name="P6">НЕ РАВНО.</text:p>
              </text:list-item>
              <text:list-item>
                <text:p text:style-name="P6">БОЛЬШЕ ИЛИ РАВНО.</text:p>
              </text:list-item>
              <text:list-item>
                <text:p text:style-name="P6">МЕНЬШЕ ИЛИ РАВНО.</text:p>
              </text:list-item>
              <text:list-item>
                <text:p text:style-name="P6">XOR <text:span text:style-name="T4">(исключающее ИЛИ)</text:span>.</text:p>
              </text:list-item>
              <text:list-item>
                <text:p text:style-name="P6">NOT <text:span text:style-name="T4">XOR (отрицание исключающего ИЛИ).</text:span></text:p>
              </text:list-item>
            </text:list>
            <text:p text:style-name="P5">В зависимости от выбранной логической операции изменяется пиктограмма блока на схеме.</text:p>
            <text:p text:style-name="P5"><text:span text:style-name="T5">Свойства</text:span>:</text:p>
            <text:list xml:id="list5163454627088002906" text:style-name="L2">
              <text:list-item>
                <text:p text:style-name="P7">Тип второго операнда – указывает тип второго операнда. Если вектор – то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  <text:list-item>
                <text:p text:style-name="P7">Тип операнда – тип логической операци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ие операции</dc:title>
    <dc:date>2014-12-01T17:38:25.85</dc:date>
    <meta:generator>OpenOffice/4.1.1$Win32 OpenOffice.org_project/411m6$Build-9775</meta:generator>
    <meta:editing-duration>PT2H10M39S</meta:editing-duration>
    <meta:editing-cycles>97</meta:editing-cycles>
    <meta:document-statistic meta:table-count="1" meta:image-count="2" meta:object-count="0" meta:page-count="1" meta:paragraph-count="21" meta:word-count="95" meta:character-count="591"/>
  </office:meta>
</office:document-meta>
</file>